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768cm"/>
    </style:style>
    <style:style style:name="co6" style:family="table-column">
      <style:table-column-properties fo:break-before="auto" style:column-width="4.449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4.884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3.168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3.849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3.358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3.277cm"/>
    </style:style>
    <style:style style:name="co18" style:family="table-column">
      <style:table-column-properties fo:break-before="auto" style:column-width="4.694cm"/>
    </style:style>
    <style:style style:name="co19" style:family="table-column">
      <style:table-column-properties fo:break-before="auto" style:column-width="4.748cm"/>
    </style:style>
    <style:style style:name="co20" style:family="table-column">
      <style:table-column-properties fo:break-before="auto" style:column-width="3.604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2.596cm"/>
    </style:style>
    <style:style style:name="co23" style:family="table-column">
      <style:table-column-properties fo:break-before="auto" style:column-width="6.572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green_steel_scenar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product_type</text:p>
          </table:table-cell>
          <table:table-cell office:value-type="string" calcext:value-type="string">
            <text:p>baseline_emission</text:p>
          </table:table-cell>
          <table:table-cell office:value-type="string" calcext:value-type="string">
            <text:p>product_emission</text:p>
          </table:table-cell>
          <table:table-cell office:value-type="string" calcext:value-type="string">
            <text:p>abatement_cost_per_tco2</text:p>
          </table:table-cell>
          <table:table-cell office:value-type="string" calcext:value-type="string">
            <text:p>project_lifetime_years</text:p>
          </table:table-cell>
          <table:table-cell office:value-type="string" calcext:value-type="string">
            <text:p>verification_cost_per_year</text:p>
          </table:table-cell>
          <table:table-cell office:value-type="string" calcext:value-type="string">
            <text:p>annual_steel_production_tonnes</text:p>
          </table:table-cell>
          <table:table-cell office:value-type="string" calcext:value-type="string">
            <text:p>willingness_to_pay_multiplier</text:p>
          </table:table-cell>
          <table:table-cell office:value-type="string" calcext:value-type="string">
            <text:p>customer_segment</text:p>
          </table:table-cell>
          <table:table-cell office:value-type="string" calcext:value-type="string">
            <text:p>allocation_method</text:p>
          </table:table-cell>
          <table:table-cell office:value-type="string" calcext:value-type="string">
            <text:p>volume_tonnes</text:p>
          </table:table-cell>
          <table:table-cell office:value-type="string" calcext:value-type="string">
            <text:p>floor_premium_per_t</text:p>
          </table:table-cell>
          <table:table-cell office:value-type="string" calcext:value-type="string">
            <text:p>ceiling_premium_per_t</text:p>
          </table:table-cell>
          <table:table-cell table:style-name="ce1" office:value-type="string" calcext:value-type="string">
            <text:p>premium_per_tonne_steel</text:p>
          </table:table-cell>
          <table:table-cell table:style-name="ce1" office:value-type="string" calcext:value-type="string">
            <text:p>premium_per_tCO2</text:p>
          </table:table-cell>
          <table:table-cell office:value-type="string" calcext:value-type="string">
            <text:p>total_premium_for_volume</text:p>
          </table:table-cell>
          <table:table-cell office:value-type="string" calcext:value-type="string">
            <text:p>co2_savings_per_t</text:p>
          </table:table-cell>
          <table:table-cell office:value-type="string" calcext:value-type="string">
            <text:p>amortized_abatement_per_t</text:p>
          </table:table-cell>
          <table:table-cell office:value-type="string" calcext:value-type="string">
            <text:p>amortized_verification_per_t</text:p>
          </table:table-cell>
          <table:table-cell office:value-type="string" calcext:value-type="string">
            <text:p>base_premium_per_t</text:p>
          </table:table-cell>
          <table:table-cell office:value-type="string" calcext:value-type="string">
            <text:p>segment_allocation_multiplier</text:p>
          </table:table-cell>
          <table:table-cell office:value-type="string" calcext:value-type="string">
            <text:p>total_multiplier</text:p>
          </table:table-cell>
          <table:table-cell office:value-type="string" calcext:value-type="string">
            <text:p>calculated_premium_before_constraints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53.04" calcext:value-type="float">
            <text:p>1253.04</text:p>
          </table:table-cell>
          <table:table-cell office:value-type="float" office:value="530.95" calcext:value-type="float">
            <text:p>530.95</text:p>
          </table:table-cell>
          <table:table-cell office:value-type="float" office:value="1253040" calcext:value-type="float">
            <text:p>125304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253.04" calcext:value-type="float">
            <text:p>1253.0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89.6" calcext:value-type="float">
            <text:p>1089.6</text:p>
          </table:table-cell>
          <table:table-cell office:value-type="float" office:value="461.69" calcext:value-type="float">
            <text:p>461.69</text:p>
          </table:table-cell>
          <table:table-cell office:value-type="float" office:value="1089600" calcext:value-type="float">
            <text:p>10896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89.6" calcext:value-type="float">
            <text:p>1089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96.41" calcext:value-type="float">
            <text:p>1096.41</text:p>
          </table:table-cell>
          <table:table-cell office:value-type="float" office:value="464.58" calcext:value-type="float">
            <text:p>464.58</text:p>
          </table:table-cell>
          <table:table-cell office:value-type="float" office:value="1096410" calcext:value-type="float">
            <text:p>109641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1096.41" calcext:value-type="float">
            <text:p>1096.4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53.4" calcext:value-type="float">
            <text:p>953.4</text:p>
          </table:table-cell>
          <table:table-cell office:value-type="float" office:value="403.98" calcext:value-type="float">
            <text:p>403.98</text:p>
          </table:table-cell>
          <table:table-cell office:value-type="float" office:value="953400" calcext:value-type="float">
            <text:p>9534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953.4" calcext:value-type="float">
            <text:p>953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44.2" calcext:value-type="float">
            <text:p>1044.2</text:p>
          </table:table-cell>
          <table:table-cell office:value-type="float" office:value="442.46" calcext:value-type="float">
            <text:p>442.46</text:p>
          </table:table-cell>
          <table:table-cell office:value-type="float" office:value="1044200" calcext:value-type="float">
            <text:p>10442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044.2" calcext:value-type="float">
            <text:p>1044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08" calcext:value-type="float">
            <text:p>908</text:p>
          </table:table-cell>
          <table:table-cell office:value-type="float" office:value="384.75" calcext:value-type="float">
            <text:p>384.75</text:p>
          </table:table-cell>
          <table:table-cell office:value-type="float" office:value="908000" calcext:value-type="float">
            <text:p>9080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78.34" calcext:value-type="float">
            <text:p>1378.34</text:p>
          </table:table-cell>
          <table:table-cell office:value-type="float" office:value="584.04" calcext:value-type="float">
            <text:p>584.04</text:p>
          </table:table-cell>
          <table:table-cell office:value-type="float" office:value="1378344" calcext:value-type="float">
            <text:p>1378344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1378.34" calcext:value-type="float">
            <text:p>1378.3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98.56" calcext:value-type="float">
            <text:p>1198.56</text:p>
          </table:table-cell>
          <table:table-cell office:value-type="float" office:value="507.86" calcext:value-type="float">
            <text:p>507.86</text:p>
          </table:table-cell>
          <table:table-cell office:value-type="float" office:value="1198560" calcext:value-type="float">
            <text:p>119856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198.56" calcext:value-type="float">
            <text:p>1198.5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06.05" calcext:value-type="float">
            <text:p>1206.05</text:p>
          </table:table-cell>
          <table:table-cell office:value-type="float" office:value="511.04" calcext:value-type="float">
            <text:p>511.04</text:p>
          </table:table-cell>
          <table:table-cell office:value-type="float" office:value="1206051" calcext:value-type="float">
            <text:p>1206051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1206.05" calcext:value-type="float">
            <text:p>1206.0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48.74" calcext:value-type="float">
            <text:p>1048.74</text:p>
          </table:table-cell>
          <table:table-cell office:value-type="float" office:value="444.38" calcext:value-type="float">
            <text:p>444.38</text:p>
          </table:table-cell>
          <table:table-cell office:value-type="float" office:value="1048740" calcext:value-type="float">
            <text:p>104874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1048.74" calcext:value-type="float">
            <text:p>1048.7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48.62" calcext:value-type="float">
            <text:p>1148.62</text:p>
          </table:table-cell>
          <table:table-cell office:value-type="float" office:value="486.7" calcext:value-type="float">
            <text:p>486.7</text:p>
          </table:table-cell>
          <table:table-cell office:value-type="float" office:value="1148620" calcext:value-type="float">
            <text:p>114862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1148.62" calcext:value-type="float">
            <text:p>1148.6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98.8" calcext:value-type="float">
            <text:p>998.8</text:p>
          </table:table-cell>
          <table:table-cell office:value-type="float" office:value="423.22" calcext:value-type="float">
            <text:p>423.22</text:p>
          </table:table-cell>
          <table:table-cell office:value-type="float" office:value="998800" calcext:value-type="float">
            <text:p>9988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998.8" calcext:value-type="float">
            <text:p>998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03.65" calcext:value-type="float">
            <text:p>1503.65</text:p>
          </table:table-cell>
          <table:table-cell office:value-type="float" office:value="637.14" calcext:value-type="float">
            <text:p>637.14</text:p>
          </table:table-cell>
          <table:table-cell office:value-type="float" office:value="1503648" calcext:value-type="float">
            <text:p>1503648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1503.65" calcext:value-type="float">
            <text:p>1503.6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554.03" calcext:value-type="float">
            <text:p>554.03</text:p>
          </table:table-cell>
          <table:table-cell office:value-type="float" office:value="1307520" calcext:value-type="float">
            <text:p>130752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307.52" calcext:value-type="float">
            <text:p>1307.5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15.69" calcext:value-type="float">
            <text:p>1315.69</text:p>
          </table:table-cell>
          <table:table-cell office:value-type="float" office:value="557.5" calcext:value-type="float">
            <text:p>557.5</text:p>
          </table:table-cell>
          <table:table-cell office:value-type="float" office:value="1315692" calcext:value-type="float">
            <text:p>1315692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1315.69" calcext:value-type="float">
            <text:p>1315.6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44.08" calcext:value-type="float">
            <text:p>1144.08</text:p>
          </table:table-cell>
          <table:table-cell office:value-type="float" office:value="484.78" calcext:value-type="float">
            <text:p>484.78</text:p>
          </table:table-cell>
          <table:table-cell office:value-type="float" office:value="1144080" calcext:value-type="float">
            <text:p>114408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1144.08" calcext:value-type="float">
            <text:p>1144.0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53.04" calcext:value-type="float">
            <text:p>1253.04</text:p>
          </table:table-cell>
          <table:table-cell office:value-type="float" office:value="530.95" calcext:value-type="float">
            <text:p>530.95</text:p>
          </table:table-cell>
          <table:table-cell office:value-type="float" office:value="1253040" calcext:value-type="float">
            <text:p>125304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253.04" calcext:value-type="float">
            <text:p>1253.0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89.6" calcext:value-type="float">
            <text:p>1089.6</text:p>
          </table:table-cell>
          <table:table-cell office:value-type="float" office:value="461.69" calcext:value-type="float">
            <text:p>461.69</text:p>
          </table:table-cell>
          <table:table-cell office:value-type="float" office:value="1089600" calcext:value-type="float">
            <text:p>1089600</text:p>
          </table:table-cell>
          <table:table-cell office:value-type="float" office:value="2.36" calcext:value-type="float">
            <text:p>2.36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089.6" calcext:value-type="float">
            <text:p>1089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04.4" calcext:value-type="float">
            <text:p>1904.4</text:p>
          </table:table-cell>
          <table:table-cell office:value-type="float" office:value="806.95" calcext:value-type="float">
            <text:p>806.95</text:p>
          </table:table-cell>
          <table:table-cell office:value-type="float" office:value="1904400" calcext:value-type="float">
            <text:p>19044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904.4" calcext:value-type="float">
            <text:p>1904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56" calcext:value-type="float">
            <text:p>1656</text:p>
          </table:table-cell>
          <table:table-cell office:value-type="float" office:value="701.69" calcext:value-type="float">
            <text:p>701.69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66.35" calcext:value-type="float">
            <text:p>1666.35</text:p>
          </table:table-cell>
          <table:table-cell office:value-type="float" office:value="706.08" calcext:value-type="float">
            <text:p>706.08</text:p>
          </table:table-cell>
          <table:table-cell office:value-type="float" office:value="1666350" calcext:value-type="float">
            <text:p>166635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1666.35" calcext:value-type="float">
            <text:p>1666.3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49" calcext:value-type="float">
            <text:p>1449</text:p>
          </table:table-cell>
          <table:table-cell office:value-type="float" office:value="613.98" calcext:value-type="float">
            <text:p>613.98</text:p>
          </table:table-cell>
          <table:table-cell office:value-type="float" office:value="1449000" calcext:value-type="float">
            <text:p>1449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87" calcext:value-type="float">
            <text:p>1587</text:p>
          </table:table-cell>
          <table:table-cell office:value-type="float" office:value="672.46" calcext:value-type="float">
            <text:p>672.46</text:p>
          </table:table-cell>
          <table:table-cell office:value-type="float" office:value="1587000" calcext:value-type="float">
            <text:p>1587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80" calcext:value-type="float">
            <text:p>1380</text:p>
          </table:table-cell>
          <table:table-cell office:value-type="float" office:value="584.75" calcext:value-type="float">
            <text:p>584.75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094.84" calcext:value-type="float">
            <text:p>2094.84</text:p>
          </table:table-cell>
          <table:table-cell office:value-type="float" office:value="887.64" calcext:value-type="float">
            <text:p>887.64</text:p>
          </table:table-cell>
          <table:table-cell office:value-type="float" office:value="2094840" calcext:value-type="float">
            <text:p>209484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2094.84" calcext:value-type="float">
            <text:p>2094.8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821.6" calcext:value-type="float">
            <text:p>1821.6</text:p>
          </table:table-cell>
          <table:table-cell office:value-type="float" office:value="771.86" calcext:value-type="float">
            <text:p>771.86</text:p>
          </table:table-cell>
          <table:table-cell office:value-type="float" office:value="1821600" calcext:value-type="float">
            <text:p>18216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821.6" calcext:value-type="float">
            <text:p>1821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832.99" calcext:value-type="float">
            <text:p>1832.99</text:p>
          </table:table-cell>
          <table:table-cell office:value-type="float" office:value="776.69" calcext:value-type="float">
            <text:p>776.69</text:p>
          </table:table-cell>
          <table:table-cell office:value-type="float" office:value="1832985" calcext:value-type="float">
            <text:p>1832985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1832.99" calcext:value-type="float">
            <text:p>1832.9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93.9" calcext:value-type="float">
            <text:p>1593.9</text:p>
          </table:table-cell>
          <table:table-cell office:value-type="float" office:value="675.38" calcext:value-type="float">
            <text:p>675.38</text:p>
          </table:table-cell>
          <table:table-cell office:value-type="float" office:value="1593900" calcext:value-type="float">
            <text:p>15939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1593.9" calcext:value-type="float">
            <text:p>1593.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45.7" calcext:value-type="float">
            <text:p>1745.7</text:p>
          </table:table-cell>
          <table:table-cell office:value-type="float" office:value="739.7" calcext:value-type="float">
            <text:p>739.7</text:p>
          </table:table-cell>
          <table:table-cell office:value-type="float" office:value="1745700" calcext:value-type="float">
            <text:p>17457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1745.7" calcext:value-type="float">
            <text:p>1745.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18" calcext:value-type="float">
            <text:p>1518</text:p>
          </table:table-cell>
          <table:table-cell office:value-type="float" office:value="643.22" calcext:value-type="float">
            <text:p>643.22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85.28" calcext:value-type="float">
            <text:p>2285.28</text:p>
          </table:table-cell>
          <table:table-cell office:value-type="float" office:value="968.34" calcext:value-type="float">
            <text:p>968.34</text:p>
          </table:table-cell>
          <table:table-cell office:value-type="float" office:value="2285280" calcext:value-type="float">
            <text:p>228528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2285.28" calcext:value-type="float">
            <text:p>2285.2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87.2" calcext:value-type="float">
            <text:p>1987.2</text:p>
          </table:table-cell>
          <table:table-cell office:value-type="float" office:value="842.03" calcext:value-type="float">
            <text:p>842.03</text:p>
          </table:table-cell>
          <table:table-cell office:value-type="float" office:value="1987200" calcext:value-type="float">
            <text:p>19872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987.2" calcext:value-type="float">
            <text:p>1987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99.62" calcext:value-type="float">
            <text:p>1999.62</text:p>
          </table:table-cell>
          <table:table-cell office:value-type="float" office:value="847.3" calcext:value-type="float">
            <text:p>847.3</text:p>
          </table:table-cell>
          <table:table-cell office:value-type="float" office:value="1999620" calcext:value-type="float">
            <text:p>199962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1999.62" calcext:value-type="float">
            <text:p>1999.6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38.8" calcext:value-type="float">
            <text:p>1738.8</text:p>
          </table:table-cell>
          <table:table-cell office:value-type="float" office:value="736.78" calcext:value-type="float">
            <text:p>736.78</text:p>
          </table:table-cell>
          <table:table-cell office:value-type="float" office:value="1738800" calcext:value-type="float">
            <text:p>17388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1738.8" calcext:value-type="float">
            <text:p>1738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04.4" calcext:value-type="float">
            <text:p>1904.4</text:p>
          </table:table-cell>
          <table:table-cell office:value-type="float" office:value="806.95" calcext:value-type="float">
            <text:p>806.95</text:p>
          </table:table-cell>
          <table:table-cell office:value-type="float" office:value="1904400" calcext:value-type="float">
            <text:p>19044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904.4" calcext:value-type="float">
            <text:p>1904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56" calcext:value-type="float">
            <text:p>1656</text:p>
          </table:table-cell>
          <table:table-cell office:value-type="float" office:value="701.69" calcext:value-type="float">
            <text:p>701.69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2.36" calcext:value-type="float">
            <text:p>2.36</text:p>
          </table:table-cell>
          <table:table-cell office:value-type="float" office:value="1180" calcext:value-type="float">
            <text:p>1180</text:p>
          </table:table-cell>
          <table:table-cell office:value-type="float" office:value="200" calcext:value-type="float">
            <text:p>200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555.76" calcext:value-type="float">
            <text:p>2555.76</text:p>
          </table:table-cell>
          <table:table-cell office:value-type="float" office:value="1082.95" calcext:value-type="float">
            <text:p>1082.95</text:p>
          </table:table-cell>
          <table:table-cell office:value-type="float" office:value="2555760" calcext:value-type="float">
            <text:p>255576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2555.76" calcext:value-type="float">
            <text:p>2555.7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22.4" calcext:value-type="float">
            <text:p>2222.4</text:p>
          </table:table-cell>
          <table:table-cell office:value-type="float" office:value="941.69" calcext:value-type="float">
            <text:p>941.69</text:p>
          </table:table-cell>
          <table:table-cell office:value-type="float" office:value="2222400" calcext:value-type="float">
            <text:p>22224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222.4" calcext:value-type="float">
            <text:p>2222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36.29" calcext:value-type="float">
            <text:p>2236.29</text:p>
          </table:table-cell>
          <table:table-cell office:value-type="float" office:value="947.58" calcext:value-type="float">
            <text:p>947.58</text:p>
          </table:table-cell>
          <table:table-cell office:value-type="float" office:value="2236290" calcext:value-type="float">
            <text:p>223629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2236.29" calcext:value-type="float">
            <text:p>2236.2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44.6" calcext:value-type="float">
            <text:p>1944.6</text:p>
          </table:table-cell>
          <table:table-cell office:value-type="float" office:value="823.98" calcext:value-type="float">
            <text:p>823.98</text:p>
          </table:table-cell>
          <table:table-cell office:value-type="float" office:value="1944600" calcext:value-type="float">
            <text:p>19446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944.6" calcext:value-type="float">
            <text:p>1944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129.8" calcext:value-type="float">
            <text:p>2129.8</text:p>
          </table:table-cell>
          <table:table-cell office:value-type="float" office:value="902.46" calcext:value-type="float">
            <text:p>902.46</text:p>
          </table:table-cell>
          <table:table-cell office:value-type="float" office:value="2129800" calcext:value-type="float">
            <text:p>21298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2129.8" calcext:value-type="float">
            <text:p>2129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852" calcext:value-type="float">
            <text:p>1852</text:p>
          </table:table-cell>
          <table:table-cell office:value-type="float" office:value="784.75" calcext:value-type="float">
            <text:p>784.75</text:p>
          </table:table-cell>
          <table:table-cell office:value-type="float" office:value="1852000" calcext:value-type="float">
            <text:p>18520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811.34" calcext:value-type="float">
            <text:p>2811.34</text:p>
          </table:table-cell>
          <table:table-cell office:value-type="float" office:value="1191.24" calcext:value-type="float">
            <text:p>1191.24</text:p>
          </table:table-cell>
          <table:table-cell office:value-type="float" office:value="2811336" calcext:value-type="float">
            <text:p>2811336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2811.34" calcext:value-type="float">
            <text:p>2811.3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444.64" calcext:value-type="float">
            <text:p>2444.64</text:p>
          </table:table-cell>
          <table:table-cell office:value-type="float" office:value="1035.86" calcext:value-type="float">
            <text:p>1035.86</text:p>
          </table:table-cell>
          <table:table-cell office:value-type="float" office:value="2444640" calcext:value-type="float">
            <text:p>244464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2444.64" calcext:value-type="float">
            <text:p>2444.6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459.92" calcext:value-type="float">
            <text:p>2459.92</text:p>
          </table:table-cell>
          <table:table-cell office:value-type="float" office:value="1042.34" calcext:value-type="float">
            <text:p>1042.34</text:p>
          </table:table-cell>
          <table:table-cell office:value-type="float" office:value="2459919" calcext:value-type="float">
            <text:p>2459919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2459.92" calcext:value-type="float">
            <text:p>2459.9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139.06" calcext:value-type="float">
            <text:p>2139.06</text:p>
          </table:table-cell>
          <table:table-cell office:value-type="float" office:value="906.38" calcext:value-type="float">
            <text:p>906.38</text:p>
          </table:table-cell>
          <table:table-cell office:value-type="float" office:value="2139060" calcext:value-type="float">
            <text:p>213906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2139.06" calcext:value-type="float">
            <text:p>2139.0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342.78" calcext:value-type="float">
            <text:p>2342.78</text:p>
          </table:table-cell>
          <table:table-cell office:value-type="float" office:value="992.7" calcext:value-type="float">
            <text:p>992.7</text:p>
          </table:table-cell>
          <table:table-cell office:value-type="float" office:value="2342780" calcext:value-type="float">
            <text:p>234278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2342.78" calcext:value-type="float">
            <text:p>2342.7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037.2" calcext:value-type="float">
            <text:p>2037.2</text:p>
          </table:table-cell>
          <table:table-cell office:value-type="float" office:value="863.22" calcext:value-type="float">
            <text:p>863.22</text:p>
          </table:table-cell>
          <table:table-cell office:value-type="float" office:value="2037200" calcext:value-type="float">
            <text:p>20372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037.2" calcext:value-type="float">
            <text:p>2037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style-name="ce1" office:value-type="float" office:value="3066.91" calcext:value-type="float">
            <text:p>3066.91</text:p>
          </table:table-cell>
          <table:table-cell table:style-name="ce1" office:value-type="float" office:value="1299.54" calcext:value-type="float">
            <text:p>1299.54</text:p>
          </table:table-cell>
          <table:table-cell office:value-type="float" office:value="3066912" calcext:value-type="float">
            <text:p>3066912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3066.91" calcext:value-type="float">
            <text:p>3066.9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666.88" calcext:value-type="float">
            <text:p>2666.88</text:p>
          </table:table-cell>
          <table:table-cell office:value-type="float" office:value="1130.03" calcext:value-type="float">
            <text:p>1130.03</text:p>
          </table:table-cell>
          <table:table-cell office:value-type="float" office:value="2666880" calcext:value-type="float">
            <text:p>266688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2666.88" calcext:value-type="float">
            <text:p>2666.8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683.55" calcext:value-type="float">
            <text:p>2683.55</text:p>
          </table:table-cell>
          <table:table-cell office:value-type="float" office:value="1137.1" calcext:value-type="float">
            <text:p>1137.1</text:p>
          </table:table-cell>
          <table:table-cell office:value-type="float" office:value="2683548" calcext:value-type="float">
            <text:p>2683548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2683.55" calcext:value-type="float">
            <text:p>2683.5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333.52" calcext:value-type="float">
            <text:p>2333.52</text:p>
          </table:table-cell>
          <table:table-cell office:value-type="float" office:value="988.78" calcext:value-type="float">
            <text:p>988.78</text:p>
          </table:table-cell>
          <table:table-cell office:value-type="float" office:value="2333520" calcext:value-type="float">
            <text:p>233352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2333.52" calcext:value-type="float">
            <text:p>2333.5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555.76" calcext:value-type="float">
            <text:p>2555.76</text:p>
          </table:table-cell>
          <table:table-cell office:value-type="float" office:value="1082.95" calcext:value-type="float">
            <text:p>1082.95</text:p>
          </table:table-cell>
          <table:table-cell office:value-type="float" office:value="2555760" calcext:value-type="float">
            <text:p>255576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2555.76" calcext:value-type="float">
            <text:p>2555.7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222.4" calcext:value-type="float">
            <text:p>2222.4</text:p>
          </table:table-cell>
          <table:table-cell office:value-type="float" office:value="941.69" calcext:value-type="float">
            <text:p>941.69</text:p>
          </table:table-cell>
          <table:table-cell office:value-type="float" office:value="2222400" calcext:value-type="float">
            <text:p>2222400</text:p>
          </table:table-cell>
          <table:table-cell office:value-type="float" office:value="2.36" calcext:value-type="float">
            <text:p>2.36</text:p>
          </table:table-cell>
          <table:table-cell office:value-type="float" office:value="1652" calcext:value-type="float">
            <text:p>1652</text:p>
          </table:table-cell>
          <table:table-cell office:value-type="float" office:value="200" calcext:value-type="float">
            <text:p>200</text:p>
          </table:table-cell>
          <table:table-cell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222.4" calcext:value-type="float">
            <text:p>2222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21.84" calcext:value-type="float">
            <text:p>921.84</text:p>
          </table:table-cell>
          <table:table-cell office:value-type="float" office:value="590.92" calcext:value-type="float">
            <text:p>590.92</text:p>
          </table:table-cell>
          <table:table-cell office:value-type="float" office:value="921840" calcext:value-type="float">
            <text:p>92184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921.84" calcext:value-type="float">
            <text:p>921.8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1.6" calcext:value-type="float">
            <text:p>801.6</text:p>
          </table:table-cell>
          <table:table-cell office:value-type="float" office:value="513.85" calcext:value-type="float">
            <text:p>513.85</text:p>
          </table:table-cell>
          <table:table-cell office:value-type="float" office:value="801600" calcext:value-type="float">
            <text:p>8016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801.6" calcext:value-type="float">
            <text:p>801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6.61" calcext:value-type="float">
            <text:p>806.61</text:p>
          </table:table-cell>
          <table:table-cell office:value-type="float" office:value="517.06" calcext:value-type="float">
            <text:p>517.06</text:p>
          </table:table-cell>
          <table:table-cell office:value-type="float" office:value="806610" calcext:value-type="float">
            <text:p>80661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806.61" calcext:value-type="float">
            <text:p>806.6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01.4" calcext:value-type="float">
            <text:p>701.4</text:p>
          </table:table-cell>
          <table:table-cell office:value-type="float" office:value="449.62" calcext:value-type="float">
            <text:p>449.62</text:p>
          </table:table-cell>
          <table:table-cell office:value-type="float" office:value="701400" calcext:value-type="float">
            <text:p>7014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701.4" calcext:value-type="float">
            <text:p>701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68.2" calcext:value-type="float">
            <text:p>768.2</text:p>
          </table:table-cell>
          <table:table-cell office:value-type="float" office:value="492.44" calcext:value-type="float">
            <text:p>492.44</text:p>
          </table:table-cell>
          <table:table-cell office:value-type="float" office:value="768200" calcext:value-type="float">
            <text:p>7682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768.2" calcext:value-type="float">
            <text:p>768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68" calcext:value-type="float">
            <text:p>668</text:p>
          </table:table-cell>
          <table:table-cell office:value-type="float" office:value="428.21" calcext:value-type="float">
            <text:p>428.21</text:p>
          </table:table-cell>
          <table:table-cell office:value-type="float" office:value="668000" calcext:value-type="float">
            <text:p>6680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14.02" calcext:value-type="float">
            <text:p>1014.02</text:p>
          </table:table-cell>
          <table:table-cell office:value-type="float" office:value="650.02" calcext:value-type="float">
            <text:p>650.02</text:p>
          </table:table-cell>
          <table:table-cell office:value-type="float" office:value="1014024" calcext:value-type="float">
            <text:p>1014024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1014.02" calcext:value-type="float">
            <text:p>1014.0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81.76" calcext:value-type="float">
            <text:p>881.76</text:p>
          </table:table-cell>
          <table:table-cell office:value-type="float" office:value="565.23" calcext:value-type="float">
            <text:p>565.23</text:p>
          </table:table-cell>
          <table:table-cell office:value-type="float" office:value="881760" calcext:value-type="float">
            <text:p>88176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881.76" calcext:value-type="float">
            <text:p>881.7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87.27" calcext:value-type="float">
            <text:p>887.27</text:p>
          </table:table-cell>
          <table:table-cell office:value-type="float" office:value="568.76" calcext:value-type="float">
            <text:p>568.76</text:p>
          </table:table-cell>
          <table:table-cell office:value-type="float" office:value="887271" calcext:value-type="float">
            <text:p>887271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887.27" calcext:value-type="float">
            <text:p>887.2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71.54" calcext:value-type="float">
            <text:p>771.54</text:p>
          </table:table-cell>
          <table:table-cell office:value-type="float" office:value="494.58" calcext:value-type="float">
            <text:p>494.58</text:p>
          </table:table-cell>
          <table:table-cell office:value-type="float" office:value="771540" calcext:value-type="float">
            <text:p>77154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771.54" calcext:value-type="float">
            <text:p>771.5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45.02" calcext:value-type="float">
            <text:p>845.02</text:p>
          </table:table-cell>
          <table:table-cell office:value-type="float" office:value="541.68" calcext:value-type="float">
            <text:p>541.68</text:p>
          </table:table-cell>
          <table:table-cell office:value-type="float" office:value="845020" calcext:value-type="float">
            <text:p>84502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845.02" calcext:value-type="float">
            <text:p>845.0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34.8" calcext:value-type="float">
            <text:p>734.8</text:p>
          </table:table-cell>
          <table:table-cell office:value-type="float" office:value="471.03" calcext:value-type="float">
            <text:p>471.03</text:p>
          </table:table-cell>
          <table:table-cell office:value-type="float" office:value="734800" calcext:value-type="float">
            <text:p>7348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734.8" calcext:value-type="float">
            <text:p>734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06.21" calcext:value-type="float">
            <text:p>1106.21</text:p>
          </table:table-cell>
          <table:table-cell office:value-type="float" office:value="709.11" calcext:value-type="float">
            <text:p>709.11</text:p>
          </table:table-cell>
          <table:table-cell office:value-type="float" office:value="1106208" calcext:value-type="float">
            <text:p>1106208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1106.21" calcext:value-type="float">
            <text:p>1106.2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61.92" calcext:value-type="float">
            <text:p>961.92</text:p>
          </table:table-cell>
          <table:table-cell office:value-type="float" office:value="616.62" calcext:value-type="float">
            <text:p>616.62</text:p>
          </table:table-cell>
          <table:table-cell office:value-type="float" office:value="961920" calcext:value-type="float">
            <text:p>96192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961.92" calcext:value-type="float">
            <text:p>961.9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67.93" calcext:value-type="float">
            <text:p>967.93</text:p>
          </table:table-cell>
          <table:table-cell office:value-type="float" office:value="620.47" calcext:value-type="float">
            <text:p>620.47</text:p>
          </table:table-cell>
          <table:table-cell office:value-type="float" office:value="967932" calcext:value-type="float">
            <text:p>967932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967.93" calcext:value-type="float">
            <text:p>967.93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41.68" calcext:value-type="float">
            <text:p>841.68</text:p>
          </table:table-cell>
          <table:table-cell office:value-type="float" office:value="539.54" calcext:value-type="float">
            <text:p>539.54</text:p>
          </table:table-cell>
          <table:table-cell office:value-type="float" office:value="841680" calcext:value-type="float">
            <text:p>84168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841.68" calcext:value-type="float">
            <text:p>841.6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21.84" calcext:value-type="float">
            <text:p>921.84</text:p>
          </table:table-cell>
          <table:table-cell office:value-type="float" office:value="590.92" calcext:value-type="float">
            <text:p>590.92</text:p>
          </table:table-cell>
          <table:table-cell office:value-type="float" office:value="921840" calcext:value-type="float">
            <text:p>92184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921.84" calcext:value-type="float">
            <text:p>921.8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1.6" calcext:value-type="float">
            <text:p>801.6</text:p>
          </table:table-cell>
          <table:table-cell office:value-type="float" office:value="513.85" calcext:value-type="float">
            <text:p>513.85</text:p>
          </table:table-cell>
          <table:table-cell office:value-type="float" office:value="801600" calcext:value-type="float">
            <text:p>801600</text:p>
          </table:table-cell>
          <table:table-cell office:value-type="float" office:value="1.56" calcext:value-type="float">
            <text:p>1.56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01.6" calcext:value-type="float">
            <text:p>801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52.4" calcext:value-type="float">
            <text:p>1352.4</text:p>
          </table:table-cell>
          <table:table-cell office:value-type="float" office:value="866.92" calcext:value-type="float">
            <text:p>866.92</text:p>
          </table:table-cell>
          <table:table-cell office:value-type="float" office:value="1352400" calcext:value-type="float">
            <text:p>13524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352.4" calcext:value-type="float">
            <text:p>1352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76" calcext:value-type="float">
            <text:p>1176</text:p>
          </table:table-cell>
          <table:table-cell office:value-type="float" office:value="753.85" calcext:value-type="float">
            <text:p>753.85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83.35" calcext:value-type="float">
            <text:p>1183.35</text:p>
          </table:table-cell>
          <table:table-cell office:value-type="float" office:value="758.56" calcext:value-type="float">
            <text:p>758.56</text:p>
          </table:table-cell>
          <table:table-cell office:value-type="float" office:value="1183350" calcext:value-type="float">
            <text:p>118335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1183.35" calcext:value-type="float">
            <text:p>1183.3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29" calcext:value-type="float">
            <text:p>1029</text:p>
          </table:table-cell>
          <table:table-cell office:value-type="float" office:value="659.62" calcext:value-type="float">
            <text:p>659.62</text:p>
          </table:table-cell>
          <table:table-cell office:value-type="float" office:value="1029000" calcext:value-type="float">
            <text:p>1029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27" calcext:value-type="float">
            <text:p>1127</text:p>
          </table:table-cell>
          <table:table-cell office:value-type="float" office:value="722.44" calcext:value-type="float">
            <text:p>722.44</text:p>
          </table:table-cell>
          <table:table-cell office:value-type="float" office:value="1127000" calcext:value-type="float">
            <text:p>1127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80" calcext:value-type="float">
            <text:p>980</text:p>
          </table:table-cell>
          <table:table-cell office:value-type="float" office:value="628.21" calcext:value-type="float">
            <text:p>628.21</text:p>
          </table:table-cell>
          <table:table-cell office:value-type="float" office:value="980000" calcext:value-type="float">
            <text:p>980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87.64" calcext:value-type="float">
            <text:p>1487.64</text:p>
          </table:table-cell>
          <table:table-cell office:value-type="float" office:value="953.62" calcext:value-type="float">
            <text:p>953.62</text:p>
          </table:table-cell>
          <table:table-cell office:value-type="float" office:value="1487640" calcext:value-type="float">
            <text:p>148764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1487.64" calcext:value-type="float">
            <text:p>1487.6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93.6" calcext:value-type="float">
            <text:p>1293.6</text:p>
          </table:table-cell>
          <table:table-cell office:value-type="float" office:value="829.23" calcext:value-type="float">
            <text:p>829.23</text:p>
          </table:table-cell>
          <table:table-cell office:value-type="float" office:value="1293600" calcext:value-type="float">
            <text:p>12936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293.6" calcext:value-type="float">
            <text:p>1293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01.68" calcext:value-type="float">
            <text:p>1301.68</text:p>
          </table:table-cell>
          <table:table-cell office:value-type="float" office:value="834.41" calcext:value-type="float">
            <text:p>834.41</text:p>
          </table:table-cell>
          <table:table-cell office:value-type="float" office:value="1301685" calcext:value-type="float">
            <text:p>1301685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1301.68" calcext:value-type="float">
            <text:p>1301.6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31.9" calcext:value-type="float">
            <text:p>1131.9</text:p>
          </table:table-cell>
          <table:table-cell office:value-type="float" office:value="725.58" calcext:value-type="float">
            <text:p>725.58</text:p>
          </table:table-cell>
          <table:table-cell office:value-type="float" office:value="1131900" calcext:value-type="float">
            <text:p>11319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1131.9" calcext:value-type="float">
            <text:p>1131.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39.7" calcext:value-type="float">
            <text:p>1239.7</text:p>
          </table:table-cell>
          <table:table-cell office:value-type="float" office:value="794.68" calcext:value-type="float">
            <text:p>794.68</text:p>
          </table:table-cell>
          <table:table-cell office:value-type="float" office:value="1239700" calcext:value-type="float">
            <text:p>12397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1239.7" calcext:value-type="float">
            <text:p>1239.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78" calcext:value-type="float">
            <text:p>1078</text:p>
          </table:table-cell>
          <table:table-cell office:value-type="float" office:value="691.03" calcext:value-type="float">
            <text:p>691.03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22.88" calcext:value-type="float">
            <text:p>1622.88</text:p>
          </table:table-cell>
          <table:table-cell office:value-type="float" office:value="1040.31" calcext:value-type="float">
            <text:p>1040.31</text:p>
          </table:table-cell>
          <table:table-cell office:value-type="float" office:value="1622880" calcext:value-type="float">
            <text:p>162288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1622.88" calcext:value-type="float">
            <text:p>1622.8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11.2" calcext:value-type="float">
            <text:p>1411.2</text:p>
          </table:table-cell>
          <table:table-cell office:value-type="float" office:value="904.62" calcext:value-type="float">
            <text:p>904.62</text:p>
          </table:table-cell>
          <table:table-cell office:value-type="float" office:value="1411200" calcext:value-type="float">
            <text:p>14112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411.2" calcext:value-type="float">
            <text:p>1411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20.02" calcext:value-type="float">
            <text:p>1420.02</text:p>
          </table:table-cell>
          <table:table-cell office:value-type="float" office:value="910.27" calcext:value-type="float">
            <text:p>910.27</text:p>
          </table:table-cell>
          <table:table-cell office:value-type="float" office:value="1420020" calcext:value-type="float">
            <text:p>142002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1420.02" calcext:value-type="float">
            <text:p>1420.0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34.8" calcext:value-type="float">
            <text:p>1234.8</text:p>
          </table:table-cell>
          <table:table-cell office:value-type="float" office:value="791.54" calcext:value-type="float">
            <text:p>791.54</text:p>
          </table:table-cell>
          <table:table-cell office:value-type="float" office:value="1234800" calcext:value-type="float">
            <text:p>12348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1234.8" calcext:value-type="float">
            <text:p>1234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52.4" calcext:value-type="float">
            <text:p>1352.4</text:p>
          </table:table-cell>
          <table:table-cell office:value-type="float" office:value="866.92" calcext:value-type="float">
            <text:p>866.92</text:p>
          </table:table-cell>
          <table:table-cell office:value-type="float" office:value="1352400" calcext:value-type="float">
            <text:p>13524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352.4" calcext:value-type="float">
            <text:p>1352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76" calcext:value-type="float">
            <text:p>1176</text:p>
          </table:table-cell>
          <table:table-cell office:value-type="float" office:value="753.85" calcext:value-type="float">
            <text:p>753.85</text:p>
          </table:table-cell>
          <table:table-cell office:value-type="float" office:value="1176000" calcext:value-type="float">
            <text:p>1176000</text:p>
          </table:table-cell>
          <table:table-cell office:value-type="float" office:value="1.56" calcext:value-type="float">
            <text:p>1.56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82.96" calcext:value-type="float">
            <text:p>1782.96</text:p>
          </table:table-cell>
          <table:table-cell office:value-type="float" office:value="1142.92" calcext:value-type="float">
            <text:p>1142.92</text:p>
          </table:table-cell>
          <table:table-cell office:value-type="float" office:value="1782960" calcext:value-type="float">
            <text:p>178296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782.96" calcext:value-type="float">
            <text:p>1782.9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50.4" calcext:value-type="float">
            <text:p>1550.4</text:p>
          </table:table-cell>
          <table:table-cell office:value-type="float" office:value="993.85" calcext:value-type="float">
            <text:p>993.85</text:p>
          </table:table-cell>
          <table:table-cell office:value-type="float" office:value="1550400" calcext:value-type="float">
            <text:p>15504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550.4" calcext:value-type="float">
            <text:p>1550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60.09" calcext:value-type="float">
            <text:p>1560.09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1560090" calcext:value-type="float">
            <text:p>156009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1560.09" calcext:value-type="float">
            <text:p>1560.0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356.6" calcext:value-type="float">
            <text:p>1356.6</text:p>
          </table:table-cell>
          <table:table-cell office:value-type="float" office:value="869.62" calcext:value-type="float">
            <text:p>869.62</text:p>
          </table:table-cell>
          <table:table-cell office:value-type="float" office:value="1356600" calcext:value-type="float">
            <text:p>13566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1356.6" calcext:value-type="float">
            <text:p>1356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85.8" calcext:value-type="float">
            <text:p>1485.8</text:p>
          </table:table-cell>
          <table:table-cell office:value-type="float" office:value="952.44" calcext:value-type="float">
            <text:p>952.44</text:p>
          </table:table-cell>
          <table:table-cell office:value-type="float" office:value="1485800" calcext:value-type="float">
            <text:p>14858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485.8" calcext:value-type="float">
            <text:p>1485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92" calcext:value-type="float">
            <text:p>1292</text:p>
          </table:table-cell>
          <table:table-cell office:value-type="float" office:value="828.21" calcext:value-type="float">
            <text:p>828.21</text:p>
          </table:table-cell>
          <table:table-cell office:value-type="float" office:value="1292000" calcext:value-type="float">
            <text:p>12920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961.26" calcext:value-type="float">
            <text:p>1961.26</text:p>
          </table:table-cell>
          <table:table-cell office:value-type="float" office:value="1257.22" calcext:value-type="float">
            <text:p>1257.22</text:p>
          </table:table-cell>
          <table:table-cell office:value-type="float" office:value="1961256" calcext:value-type="float">
            <text:p>1961256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1961.26" calcext:value-type="float">
            <text:p>1961.2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05.44" calcext:value-type="float">
            <text:p>1705.44</text:p>
          </table:table-cell>
          <table:table-cell office:value-type="float" office:value="1093.23" calcext:value-type="float">
            <text:p>1093.23</text:p>
          </table:table-cell>
          <table:table-cell office:value-type="float" office:value="1705440" calcext:value-type="float">
            <text:p>170544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705.44" calcext:value-type="float">
            <text:p>1705.4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16.1" calcext:value-type="float">
            <text:p>1716.1</text:p>
          </table:table-cell>
          <table:table-cell office:value-type="float" office:value="1100.06" calcext:value-type="float">
            <text:p>1100.06</text:p>
          </table:table-cell>
          <table:table-cell office:value-type="float" office:value="1716099" calcext:value-type="float">
            <text:p>1716099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1716.1" calcext:value-type="float">
            <text:p>1716.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92.26" calcext:value-type="float">
            <text:p>1492.26</text:p>
          </table:table-cell>
          <table:table-cell office:value-type="float" office:value="956.58" calcext:value-type="float">
            <text:p>956.58</text:p>
          </table:table-cell>
          <table:table-cell office:value-type="float" office:value="1492260" calcext:value-type="float">
            <text:p>149226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1492.26" calcext:value-type="float">
            <text:p>1492.2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34.38" calcext:value-type="float">
            <text:p>1634.38</text:p>
          </table:table-cell>
          <table:table-cell office:value-type="float" office:value="1047.68" calcext:value-type="float">
            <text:p>1047.68</text:p>
          </table:table-cell>
          <table:table-cell office:value-type="float" office:value="1634380" calcext:value-type="float">
            <text:p>163438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1634.38" calcext:value-type="float">
            <text:p>1634.3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421.2" calcext:value-type="float">
            <text:p>1421.2</text:p>
          </table:table-cell>
          <table:table-cell office:value-type="float" office:value="911.03" calcext:value-type="float">
            <text:p>911.03</text:p>
          </table:table-cell>
          <table:table-cell office:value-type="float" office:value="1421200" calcext:value-type="float">
            <text:p>14212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421.2" calcext:value-type="float">
            <text:p>1421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2139.55" calcext:value-type="float">
            <text:p>2139.55</text:p>
          </table:table-cell>
          <table:table-cell office:value-type="float" office:value="1371.51" calcext:value-type="float">
            <text:p>1371.51</text:p>
          </table:table-cell>
          <table:table-cell office:value-type="float" office:value="2139552" calcext:value-type="float">
            <text:p>2139552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2139.55" calcext:value-type="float">
            <text:p>2139.5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860.48" calcext:value-type="float">
            <text:p>1860.48</text:p>
          </table:table-cell>
          <table:table-cell office:value-type="float" office:value="1192.62" calcext:value-type="float">
            <text:p>1192.62</text:p>
          </table:table-cell>
          <table:table-cell office:value-type="float" office:value="1860480" calcext:value-type="float">
            <text:p>186048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860.48" calcext:value-type="float">
            <text:p>1860.4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872.11" calcext:value-type="float">
            <text:p>1872.11</text:p>
          </table:table-cell>
          <table:table-cell office:value-type="float" office:value="1200.07" calcext:value-type="float">
            <text:p>1200.07</text:p>
          </table:table-cell>
          <table:table-cell office:value-type="float" office:value="1872108" calcext:value-type="float">
            <text:p>1872108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1872.11" calcext:value-type="float">
            <text:p>1872.1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627.92" calcext:value-type="float">
            <text:p>1627.92</text:p>
          </table:table-cell>
          <table:table-cell office:value-type="float" office:value="1043.54" calcext:value-type="float">
            <text:p>1043.54</text:p>
          </table:table-cell>
          <table:table-cell office:value-type="float" office:value="1627920" calcext:value-type="float">
            <text:p>162792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1627.92" calcext:value-type="float">
            <text:p>1627.9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782.96" calcext:value-type="float">
            <text:p>1782.96</text:p>
          </table:table-cell>
          <table:table-cell office:value-type="float" office:value="1142.92" calcext:value-type="float">
            <text:p>1142.92</text:p>
          </table:table-cell>
          <table:table-cell office:value-type="float" office:value="1782960" calcext:value-type="float">
            <text:p>178296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782.96" calcext:value-type="float">
            <text:p>1782.9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0.8" calcext:value-type="float">
            <text:p>0.8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550.4" calcext:value-type="float">
            <text:p>1550.4</text:p>
          </table:table-cell>
          <table:table-cell office:value-type="float" office:value="993.85" calcext:value-type="float">
            <text:p>993.85</text:p>
          </table:table-cell>
          <table:table-cell office:value-type="float" office:value="1550400" calcext:value-type="float">
            <text:p>1550400</text:p>
          </table:table-cell>
          <table:table-cell office:value-type="float" office:value="1.56" calcext:value-type="float">
            <text:p>1.56</text:p>
          </table:table-cell>
          <table:table-cell office:value-type="float" office:value="1092" calcext:value-type="float">
            <text:p>1092</text:p>
          </table:table-cell>
          <table:table-cell office:value-type="float" office:value="200" calcext:value-type="float">
            <text:p>200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550.4" calcext:value-type="float">
            <text:p>1550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90.64" calcext:value-type="float">
            <text:p>590.64</text:p>
          </table:table-cell>
          <table:table-cell office:value-type="float" office:value="777.16" calcext:value-type="float">
            <text:p>777.16</text:p>
          </table:table-cell>
          <table:table-cell office:value-type="float" office:value="590640" calcext:value-type="float">
            <text:p>59064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590.64" calcext:value-type="float">
            <text:p>590.6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13.6" calcext:value-type="float">
            <text:p>513.6</text:p>
          </table:table-cell>
          <table:table-cell office:value-type="float" office:value="675.79" calcext:value-type="float">
            <text:p>675.79</text:p>
          </table:table-cell>
          <table:table-cell office:value-type="float" office:value="513600" calcext:value-type="float">
            <text:p>5136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513.6" calcext:value-type="float">
            <text:p>513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16.81" calcext:value-type="float">
            <text:p>516.81</text:p>
          </table:table-cell>
          <table:table-cell office:value-type="float" office:value="680.01" calcext:value-type="float">
            <text:p>680.01</text:p>
          </table:table-cell>
          <table:table-cell office:value-type="float" office:value="516810" calcext:value-type="float">
            <text:p>51681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516.81" calcext:value-type="float">
            <text:p>516.81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449.4" calcext:value-type="float">
            <text:p>449.4</text:p>
          </table:table-cell>
          <table:table-cell office:value-type="float" office:value="591.32" calcext:value-type="float">
            <text:p>591.32</text:p>
          </table:table-cell>
          <table:table-cell office:value-type="float" office:value="449400" calcext:value-type="float">
            <text:p>4494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449.4" calcext:value-type="float">
            <text:p>449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492.2" calcext:value-type="float">
            <text:p>492.2</text:p>
          </table:table-cell>
          <table:table-cell office:value-type="float" office:value="647.63" calcext:value-type="float">
            <text:p>647.63</text:p>
          </table:table-cell>
          <table:table-cell office:value-type="float" office:value="492200" calcext:value-type="float">
            <text:p>4922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492.2" calcext:value-type="float">
            <text:p>492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428" calcext:value-type="float">
            <text:p>428</text:p>
          </table:table-cell>
          <table:table-cell office:value-type="float" office:value="563.16" calcext:value-type="float">
            <text:p>563.16</text:p>
          </table:table-cell>
          <table:table-cell office:value-type="float" office:value="428000" calcext:value-type="float">
            <text:p>4280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49.7" calcext:value-type="float">
            <text:p>649.7</text:p>
          </table:table-cell>
          <table:table-cell office:value-type="float" office:value="854.87" calcext:value-type="float">
            <text:p>854.87</text:p>
          </table:table-cell>
          <table:table-cell office:value-type="float" office:value="649704" calcext:value-type="float">
            <text:p>649704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649.7" calcext:value-type="float">
            <text:p>649.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64.96" calcext:value-type="float">
            <text:p>564.96</text:p>
          </table:table-cell>
          <table:table-cell office:value-type="float" office:value="743.37" calcext:value-type="float">
            <text:p>743.37</text:p>
          </table:table-cell>
          <table:table-cell office:value-type="float" office:value="564960" calcext:value-type="float">
            <text:p>56496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564.96" calcext:value-type="float">
            <text:p>564.9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68.49" calcext:value-type="float">
            <text:p>568.49</text:p>
          </table:table-cell>
          <table:table-cell office:value-type="float" office:value="748.01" calcext:value-type="float">
            <text:p>748.01</text:p>
          </table:table-cell>
          <table:table-cell office:value-type="float" office:value="568491" calcext:value-type="float">
            <text:p>568491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568.49" calcext:value-type="float">
            <text:p>568.4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494.34" calcext:value-type="float">
            <text:p>494.34</text:p>
          </table:table-cell>
          <table:table-cell office:value-type="float" office:value="650.45" calcext:value-type="float">
            <text:p>650.45</text:p>
          </table:table-cell>
          <table:table-cell office:value-type="float" office:value="494340" calcext:value-type="float">
            <text:p>49434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494.34" calcext:value-type="float">
            <text:p>494.3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41.42" calcext:value-type="float">
            <text:p>541.42</text:p>
          </table:table-cell>
          <table:table-cell office:value-type="float" office:value="712.39" calcext:value-type="float">
            <text:p>712.39</text:p>
          </table:table-cell>
          <table:table-cell office:value-type="float" office:value="541420" calcext:value-type="float">
            <text:p>54142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541.42" calcext:value-type="float">
            <text:p>541.4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470.8" calcext:value-type="float">
            <text:p>470.8</text:p>
          </table:table-cell>
          <table:table-cell office:value-type="float" office:value="619.47" calcext:value-type="float">
            <text:p>619.47</text:p>
          </table:table-cell>
          <table:table-cell office:value-type="float" office:value="470800" calcext:value-type="float">
            <text:p>4708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470.8" calcext:value-type="float">
            <text:p>470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08.77" calcext:value-type="float">
            <text:p>708.77</text:p>
          </table:table-cell>
          <table:table-cell office:value-type="float" office:value="932.59" calcext:value-type="float">
            <text:p>932.59</text:p>
          </table:table-cell>
          <table:table-cell office:value-type="float" office:value="708768" calcext:value-type="float">
            <text:p>708768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708.77" calcext:value-type="float">
            <text:p>708.7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16.32" calcext:value-type="float">
            <text:p>616.32</text:p>
          </table:table-cell>
          <table:table-cell office:value-type="float" office:value="810.95" calcext:value-type="float">
            <text:p>810.95</text:p>
          </table:table-cell>
          <table:table-cell office:value-type="float" office:value="616320" calcext:value-type="float">
            <text:p>61632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616.32" calcext:value-type="float">
            <text:p>616.3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20.17" calcext:value-type="float">
            <text:p>620.17</text:p>
          </table:table-cell>
          <table:table-cell office:value-type="float" office:value="816.02" calcext:value-type="float">
            <text:p>816.02</text:p>
          </table:table-cell>
          <table:table-cell office:value-type="float" office:value="620172" calcext:value-type="float">
            <text:p>620172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620.17" calcext:value-type="float">
            <text:p>620.1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39.28" calcext:value-type="float">
            <text:p>539.28</text:p>
          </table:table-cell>
          <table:table-cell office:value-type="float" office:value="709.58" calcext:value-type="float">
            <text:p>709.58</text:p>
          </table:table-cell>
          <table:table-cell office:value-type="float" office:value="539280" calcext:value-type="float">
            <text:p>53928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539.28" calcext:value-type="float">
            <text:p>539.2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90.64" calcext:value-type="float">
            <text:p>590.64</text:p>
          </table:table-cell>
          <table:table-cell office:value-type="float" office:value="777.16" calcext:value-type="float">
            <text:p>777.16</text:p>
          </table:table-cell>
          <table:table-cell office:value-type="float" office:value="590640" calcext:value-type="float">
            <text:p>59064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590.64" calcext:value-type="float">
            <text:p>590.6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13.6" calcext:value-type="float">
            <text:p>513.6</text:p>
          </table:table-cell>
          <table:table-cell office:value-type="float" office:value="675.79" calcext:value-type="float">
            <text:p>675.79</text:p>
          </table:table-cell>
          <table:table-cell office:value-type="float" office:value="513600" calcext:value-type="float">
            <text:p>513600</text:p>
          </table:table-cell>
          <table:table-cell office:value-type="float" office:value="0.76" calcext:value-type="float">
            <text:p>0.76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513.6" calcext:value-type="float">
            <text:p>513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0.4" calcext:value-type="float">
            <text:p>800.4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800400" calcext:value-type="float">
            <text:p>8004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800.4" calcext:value-type="float">
            <text:p>800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96" calcext:value-type="float">
            <text:p>696</text:p>
          </table:table-cell>
          <table:table-cell office:value-type="float" office:value="915.79" calcext:value-type="float">
            <text:p>915.79</text:p>
          </table:table-cell>
          <table:table-cell office:value-type="float" office:value="696000" calcext:value-type="float">
            <text:p>696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00.35" calcext:value-type="float">
            <text:p>700.35</text:p>
          </table:table-cell>
          <table:table-cell office:value-type="float" office:value="921.51" calcext:value-type="float">
            <text:p>921.51</text:p>
          </table:table-cell>
          <table:table-cell office:value-type="float" office:value="700350" calcext:value-type="float">
            <text:p>70035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700.35" calcext:value-type="float">
            <text:p>700.35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09" calcext:value-type="float">
            <text:p>609</text:p>
          </table:table-cell>
          <table:table-cell office:value-type="float" office:value="801.32" calcext:value-type="float">
            <text:p>801.32</text:p>
          </table:table-cell>
          <table:table-cell office:value-type="float" office:value="609000" calcext:value-type="float">
            <text:p>609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67" calcext:value-type="float">
            <text:p>667</text:p>
          </table:table-cell>
          <table:table-cell office:value-type="float" office:value="877.63" calcext:value-type="float">
            <text:p>877.63</text:p>
          </table:table-cell>
          <table:table-cell office:value-type="float" office:value="667000" calcext:value-type="float">
            <text:p>667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580" calcext:value-type="float">
            <text:p>580</text:p>
          </table:table-cell>
          <table:table-cell office:value-type="float" office:value="763.16" calcext:value-type="float">
            <text:p>763.16</text:p>
          </table:table-cell>
          <table:table-cell office:value-type="float" office:value="580000" calcext:value-type="float">
            <text:p>580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80.44" calcext:value-type="float">
            <text:p>880.44</text:p>
          </table:table-cell>
          <table:table-cell office:value-type="float" office:value="1158.47" calcext:value-type="float">
            <text:p>1158.47</text:p>
          </table:table-cell>
          <table:table-cell office:value-type="float" office:value="880440" calcext:value-type="float">
            <text:p>88044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880.44" calcext:value-type="float">
            <text:p>880.4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65.6" calcext:value-type="float">
            <text:p>765.6</text:p>
          </table:table-cell>
          <table:table-cell office:value-type="float" office:value="1007.37" calcext:value-type="float">
            <text:p>1007.37</text:p>
          </table:table-cell>
          <table:table-cell office:value-type="float" office:value="765600" calcext:value-type="float">
            <text:p>7656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765.6" calcext:value-type="float">
            <text:p>765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70.38" calcext:value-type="float">
            <text:p>770.38</text:p>
          </table:table-cell>
          <table:table-cell office:value-type="float" office:value="1013.66" calcext:value-type="float">
            <text:p>1013.66</text:p>
          </table:table-cell>
          <table:table-cell office:value-type="float" office:value="770385" calcext:value-type="float">
            <text:p>770385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770.38" calcext:value-type="float">
            <text:p>770.3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69.9" calcext:value-type="float">
            <text:p>669.9</text:p>
          </table:table-cell>
          <table:table-cell office:value-type="float" office:value="881.45" calcext:value-type="float">
            <text:p>881.45</text:p>
          </table:table-cell>
          <table:table-cell office:value-type="float" office:value="669900" calcext:value-type="float">
            <text:p>6699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669.9" calcext:value-type="float">
            <text:p>669.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33.7" calcext:value-type="float">
            <text:p>733.7</text:p>
          </table:table-cell>
          <table:table-cell office:value-type="float" office:value="965.39" calcext:value-type="float">
            <text:p>965.39</text:p>
          </table:table-cell>
          <table:table-cell office:value-type="float" office:value="733700" calcext:value-type="float">
            <text:p>7337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733.7" calcext:value-type="float">
            <text:p>733.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38" calcext:value-type="float">
            <text:p>638</text:p>
          </table:table-cell>
          <table:table-cell office:value-type="float" office:value="839.47" calcext:value-type="float">
            <text:p>839.47</text:p>
          </table:table-cell>
          <table:table-cell office:value-type="float" office:value="638000" calcext:value-type="float">
            <text:p>638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60.48" calcext:value-type="float">
            <text:p>960.48</text:p>
          </table:table-cell>
          <table:table-cell office:value-type="float" office:value="1263.79" calcext:value-type="float">
            <text:p>1263.79</text:p>
          </table:table-cell>
          <table:table-cell office:value-type="float" office:value="960480" calcext:value-type="float">
            <text:p>96048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960.48" calcext:value-type="float">
            <text:p>960.4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35.2" calcext:value-type="float">
            <text:p>835.2</text:p>
          </table:table-cell>
          <table:table-cell office:value-type="float" office:value="1098.95" calcext:value-type="float">
            <text:p>1098.95</text:p>
          </table:table-cell>
          <table:table-cell office:value-type="float" office:value="835200" calcext:value-type="float">
            <text:p>8352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835.2" calcext:value-type="float">
            <text:p>835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40.42" calcext:value-type="float">
            <text:p>840.42</text:p>
          </table:table-cell>
          <table:table-cell office:value-type="float" office:value="1105.82" calcext:value-type="float">
            <text:p>1105.82</text:p>
          </table:table-cell>
          <table:table-cell office:value-type="float" office:value="840420" calcext:value-type="float">
            <text:p>84042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840.42" calcext:value-type="float">
            <text:p>840.4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30.8" calcext:value-type="float">
            <text:p>730.8</text:p>
          </table:table-cell>
          <table:table-cell office:value-type="float" office:value="961.58" calcext:value-type="float">
            <text:p>961.58</text:p>
          </table:table-cell>
          <table:table-cell office:value-type="float" office:value="730800" calcext:value-type="float">
            <text:p>7308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730.8" calcext:value-type="float">
            <text:p>730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0.4" calcext:value-type="float">
            <text:p>800.4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800400" calcext:value-type="float">
            <text:p>8004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800.4" calcext:value-type="float">
            <text:p>800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696" calcext:value-type="float">
            <text:p>696</text:p>
          </table:table-cell>
          <table:table-cell office:value-type="float" office:value="915.79" calcext:value-type="float">
            <text:p>915.79</text:p>
          </table:table-cell>
          <table:table-cell office:value-type="float" office:value="696000" calcext:value-type="float">
            <text:p>696000</text:p>
          </table:table-cell>
          <table:table-cell office:value-type="float" office:value="0.76" calcext:value-type="float">
            <text:p>0.76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10.16" calcext:value-type="float">
            <text:p>1010.16</text:p>
          </table:table-cell>
          <table:table-cell office:value-type="float" office:value="1329.16" calcext:value-type="float">
            <text:p>1329.16</text:p>
          </table:table-cell>
          <table:table-cell office:value-type="float" office:value="1010160" calcext:value-type="float">
            <text:p>101016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.38" calcext:value-type="float">
            <text:p>1.38</text:p>
          </table:table-cell>
          <table:table-cell office:value-type="float" office:value="1010.16" calcext:value-type="float">
            <text:p>1010.1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78.4" calcext:value-type="float">
            <text:p>878.4</text:p>
          </table:table-cell>
          <table:table-cell office:value-type="float" office:value="1155.79" calcext:value-type="float">
            <text:p>1155.79</text:p>
          </table:table-cell>
          <table:table-cell office:value-type="float" office:value="878400" calcext:value-type="float">
            <text:p>8784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878.4" calcext:value-type="float">
            <text:p>878.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83.89" calcext:value-type="float">
            <text:p>883.89</text:p>
          </table:table-cell>
          <table:table-cell office:value-type="float" office:value="1163.01" calcext:value-type="float">
            <text:p>1163.01</text:p>
          </table:table-cell>
          <table:table-cell office:value-type="float" office:value="883890" calcext:value-type="float">
            <text:p>88389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.208" calcext:value-type="float">
            <text:p>1.208</text:p>
          </table:table-cell>
          <table:table-cell office:value-type="float" office:value="883.89" calcext:value-type="float">
            <text:p>883.8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68.6" calcext:value-type="float">
            <text:p>768.6</text:p>
          </table:table-cell>
          <table:table-cell office:value-type="float" office:value="1011.32" calcext:value-type="float">
            <text:p>1011.32</text:p>
          </table:table-cell>
          <table:table-cell office:value-type="float" office:value="768600" calcext:value-type="float">
            <text:p>7686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.05" calcext:value-type="float">
            <text:p>1.05</text:p>
          </table:table-cell>
          <table:table-cell office:value-type="float" office:value="768.6" calcext:value-type="float">
            <text:p>768.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41.8" calcext:value-type="float">
            <text:p>841.8</text:p>
          </table:table-cell>
          <table:table-cell office:value-type="float" office:value="1107.63" calcext:value-type="float">
            <text:p>1107.63</text:p>
          </table:table-cell>
          <table:table-cell office:value-type="float" office:value="841800" calcext:value-type="float">
            <text:p>8418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841.8" calcext:value-type="float">
            <text:p>841.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732" calcext:value-type="float">
            <text:p>732</text:p>
          </table:table-cell>
          <table:table-cell office:value-type="float" office:value="963.16" calcext:value-type="float">
            <text:p>963.16</text:p>
          </table:table-cell>
          <table:table-cell office:value-type="float" office:value="732000" calcext:value-type="float">
            <text:p>7320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111.18" calcext:value-type="float">
            <text:p>1111.18</text:p>
          </table:table-cell>
          <table:table-cell office:value-type="float" office:value="1462.07" calcext:value-type="float">
            <text:p>1462.07</text:p>
          </table:table-cell>
          <table:table-cell office:value-type="float" office:value="1111176" calcext:value-type="float">
            <text:p>1111176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38" calcext:value-type="float">
            <text:p>1.38</text:p>
          </table:table-cell>
          <table:table-cell office:value-type="float" office:value="1.518" calcext:value-type="float">
            <text:p>1.518</text:p>
          </table:table-cell>
          <table:table-cell office:value-type="float" office:value="1111.18" calcext:value-type="float">
            <text:p>1111.1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66.24" calcext:value-type="float">
            <text:p>966.24</text:p>
          </table:table-cell>
          <table:table-cell office:value-type="float" office:value="1271.37" calcext:value-type="float">
            <text:p>1271.37</text:p>
          </table:table-cell>
          <table:table-cell office:value-type="float" office:value="966240" calcext:value-type="float">
            <text:p>96624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966.24" calcext:value-type="float">
            <text:p>966.24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72.28" calcext:value-type="float">
            <text:p>972.28</text:p>
          </table:table-cell>
          <table:table-cell office:value-type="float" office:value="1279.31" calcext:value-type="float">
            <text:p>1279.31</text:p>
          </table:table-cell>
          <table:table-cell office:value-type="float" office:value="972279" calcext:value-type="float">
            <text:p>972279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208" calcext:value-type="float">
            <text:p>1.208</text:p>
          </table:table-cell>
          <table:table-cell office:value-type="float" office:value="1.328" calcext:value-type="float">
            <text:p>1.328</text:p>
          </table:table-cell>
          <table:table-cell office:value-type="float" office:value="972.28" calcext:value-type="float">
            <text:p>972.2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45.46" calcext:value-type="float">
            <text:p>845.46</text:p>
          </table:table-cell>
          <table:table-cell office:value-type="float" office:value="1112.45" calcext:value-type="float">
            <text:p>1112.45</text:p>
          </table:table-cell>
          <table:table-cell office:value-type="float" office:value="845460" calcext:value-type="float">
            <text:p>84546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05" calcext:value-type="float">
            <text:p>1.05</text:p>
          </table:table-cell>
          <table:table-cell office:value-type="float" office:value="1.155" calcext:value-type="float">
            <text:p>1.155</text:p>
          </table:table-cell>
          <table:table-cell office:value-type="float" office:value="845.46" calcext:value-type="float">
            <text:p>845.4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25.98" calcext:value-type="float">
            <text:p>925.98</text:p>
          </table:table-cell>
          <table:table-cell office:value-type="float" office:value="1218.39" calcext:value-type="float">
            <text:p>1218.39</text:p>
          </table:table-cell>
          <table:table-cell office:value-type="float" office:value="925980" calcext:value-type="float">
            <text:p>92598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15" calcext:value-type="float">
            <text:p>1.15</text:p>
          </table:table-cell>
          <table:table-cell office:value-type="float" office:value="1.265" calcext:value-type="float">
            <text:p>1.265</text:p>
          </table:table-cell>
          <table:table-cell office:value-type="float" office:value="925.98" calcext:value-type="float">
            <text:p>925.9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05.2" calcext:value-type="float">
            <text:p>805.2</text:p>
          </table:table-cell>
          <table:table-cell office:value-type="float" office:value="1059.47" calcext:value-type="float">
            <text:p>1059.47</text:p>
          </table:table-cell>
          <table:table-cell office:value-type="float" office:value="805200" calcext:value-type="float">
            <text:p>8052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805.2" calcext:value-type="float">
            <text:p>805.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212.19" calcext:value-type="float">
            <text:p>1212.19</text:p>
          </table:table-cell>
          <table:table-cell office:value-type="float" office:value="1594.99" calcext:value-type="float">
            <text:p>1594.99</text:p>
          </table:table-cell>
          <table:table-cell office:value-type="float" office:value="1212192" calcext:value-type="float">
            <text:p>1212192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38" calcext:value-type="float">
            <text:p>1.38</text:p>
          </table:table-cell>
          <table:table-cell office:value-type="float" office:value="1.656" calcext:value-type="float">
            <text:p>1.656</text:p>
          </table:table-cell>
          <table:table-cell office:value-type="float" office:value="1212.19" calcext:value-type="float">
            <text:p>1212.19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utomotive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54.08" calcext:value-type="float">
            <text:p>1054.08</text:p>
          </table:table-cell>
          <table:table-cell office:value-type="float" office:value="1386.95" calcext:value-type="float">
            <text:p>1386.95</text:p>
          </table:table-cell>
          <table:table-cell office:value-type="float" office:value="1054080" calcext:value-type="float">
            <text:p>105408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2" calcext:value-type="float">
            <text:p>1.2</text:p>
          </table:table-cell>
          <table:table-cell office:value-type="float" office:value="1.44" calcext:value-type="float">
            <text:p>1.44</text:p>
          </table:table-cell>
          <table:table-cell office:value-type="float" office:value="1054.08" calcext:value-type="float">
            <text:p>1054.08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60.67" calcext:value-type="float">
            <text:p>1060.67</text:p>
          </table:table-cell>
          <table:table-cell office:value-type="float" office:value="1395.62" calcext:value-type="float">
            <text:p>1395.62</text:p>
          </table:table-cell>
          <table:table-cell office:value-type="float" office:value="1060668" calcext:value-type="float">
            <text:p>1060668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208" calcext:value-type="float">
            <text:p>1.208</text:p>
          </table:table-cell>
          <table:table-cell office:value-type="float" office:value="1.449" calcext:value-type="float">
            <text:p>1.449</text:p>
          </table:table-cell>
          <table:table-cell office:value-type="float" office:value="1060.67" calcext:value-type="float">
            <text:p>1060.67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922.32" calcext:value-type="float">
            <text:p>922.32</text:p>
          </table:table-cell>
          <table:table-cell office:value-type="float" office:value="1213.58" calcext:value-type="float">
            <text:p>1213.58</text:p>
          </table:table-cell>
          <table:table-cell office:value-type="float" office:value="922320" calcext:value-type="float">
            <text:p>92232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05" calcext:value-type="float">
            <text:p>1.05</text:p>
          </table:table-cell>
          <table:table-cell office:value-type="float" office:value="1.26" calcext:value-type="float">
            <text:p>1.26</text:p>
          </table:table-cell>
          <table:table-cell office:value-type="float" office:value="922.32" calcext:value-type="float">
            <text:p>922.32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hysical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1010.16" calcext:value-type="float">
            <text:p>1010.16</text:p>
          </table:table-cell>
          <table:table-cell office:value-type="float" office:value="1329.16" calcext:value-type="float">
            <text:p>1329.16</text:p>
          </table:table-cell>
          <table:table-cell office:value-type="float" office:value="1010160" calcext:value-type="float">
            <text:p>101016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.15" calcext:value-type="float">
            <text:p>1.15</text:p>
          </table:table-cell>
          <table:table-cell office:value-type="float" office:value="1.38" calcext:value-type="float">
            <text:p>1.38</text:p>
          </table:table-cell>
          <table:table-cell office:value-type="float" office:value="1010.16" calcext:value-type="float">
            <text:p>1010.16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2.36" calcext:value-type="float">
            <text:p>2.36</text:p>
          </table:table-cell>
          <table:table-cell office:value-type="float" office:value="1.6" calcext:value-type="float">
            <text:p>1.6</text:p>
          </table:table-cell>
          <table:table-cell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ertificate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float" office:value="878.4" calcext:value-type="float">
            <text:p>878.4</text:p>
          </table:table-cell>
          <table:table-cell office:value-type="float" office:value="1155.79" calcext:value-type="float">
            <text:p>1155.79</text:p>
          </table:table-cell>
          <table:table-cell office:value-type="float" office:value="878400" calcext:value-type="float">
            <text:p>878400</text:p>
          </table:table-cell>
          <table:table-cell office:value-type="float" office:value="0.76" calcext:value-type="float">
            <text:p>0.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78.4" calcext:value-type="float">
            <text:p>87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7T15:49:01.984158414</dc:date>
    <meta:editing-duration>PT55S</meta:editing-duration>
    <meta:editing-cycles>1</meta:editing-cycles>
    <meta:document-statistic meta:table-count="1" meta:cell-count="3749" meta:object-count="0"/>
    <meta:generator>LibreOffice/25.2.3.2$Linux_X86_64 LibreOffice_project/520$Build-2</meta:generator>
  </office:meta>
</office:document-meta>
</file>